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506cm" style:rel-column-width="43134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602cm" style:rel-column-width="5526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6"><text:placeholder text:placeholder-type="text">&lt;o.name[4: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2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4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5">U.M.</text:p>
            </table:table-cell>
            <table:table-cell table:style-name="Tabella1.D1" office:value-type="string">
              <text:p text:style-name="P54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8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7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60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6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44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5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7:18:34.793367393</dc:date>
    <meta:editing-duration>P6DT1H22M27S</meta:editing-duration>
    <meta:editing-cycles>788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4" meta:character-count="3088" meta:non-whitespace-character-count="2864"/>
    <meta:user-defined meta:name="Info 1"/>
    <meta:user-defined meta:name="Info 2"/>
    <meta:user-defined meta:name="Info 3"/>
    <meta:user-defined meta:name="Info 4"/>
  </office:meta>
</office:document-meta>
</file>